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language="es" fo:country="ES"/>
    </style:style>
    <style:style style:name="P4" style:family="paragraph" style:parent-style-name="Text_20_body" style:list-style-name="L3">
      <style:text-properties fo:language="es" fo:country="ES"/>
    </style:style>
    <style:style style:name="P5" style:family="paragraph" style:parent-style-name="Text_20_body" style:list-style-name="L30">
      <style:text-properties fo:language="es" fo:country="ES"/>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text-properties officeooo:paragraph-rsid="0015e78d"/>
    </style:style>
    <style:style style:name="P36" style:family="paragraph" style:parent-style-name="Text_20_body">
      <style:text-properties fo:font-size="18pt" fo:font-weight="bold" officeooo:paragraph-rsid="0015e78d" style:font-size-asian="18pt" style:font-weight-asian="bold" style:font-size-complex="18pt" style:font-weight-complex="bold"/>
    </style:style>
    <style:style style:name="P37" style:family="paragraph" style:parent-style-name="Text_20_body" style:list-style-name="L1">
      <style:paragraph-properties fo:margin-top="0in" fo:margin-bottom="0in" loext:contextual-spacing="false"/>
    </style:style>
    <style:style style:name="P38" style:family="paragraph" style:parent-style-name="Text_20_body" style:list-style-name="L2">
      <style:paragraph-properties fo:margin-top="0in" fo:margin-bottom="0in" loext:contextual-spacing="false"/>
    </style:style>
    <style:style style:name="P39" style:family="paragraph" style:parent-style-name="Text_20_body" style:list-style-name="L3">
      <style:paragraph-properties fo:margin-top="0in" fo:margin-bottom="0in" loext:contextual-spacing="false"/>
      <style:text-properties fo:language="es" fo:country="ES"/>
    </style:style>
    <style:style style:name="P40" style:family="paragraph" style:parent-style-name="Text_20_body" style:list-style-name="L30">
      <style:paragraph-properties fo:margin-top="0in" fo:margin-bottom="0in" loext:contextual-spacing="false"/>
      <style:text-properties fo:language="es" fo:country="ES"/>
    </style:style>
    <style:style style:name="P41" style:family="paragraph" style:parent-style-name="Text_20_body" style:list-style-name="L4">
      <style:paragraph-properties fo:margin-top="0in" fo:margin-bottom="0in" loext:contextual-spacing="false"/>
    </style:style>
    <style:style style:name="P42" style:family="paragraph" style:parent-style-name="Text_20_body" style:list-style-name="L5">
      <style:paragraph-properties fo:margin-top="0in" fo:margin-bottom="0in" loext:contextual-spacing="false"/>
    </style:style>
    <style:style style:name="P43" style:family="paragraph" style:parent-style-name="Text_20_body" style:list-style-name="L6">
      <style:paragraph-properties fo:margin-top="0in" fo:margin-bottom="0in" loext:contextual-spacing="false"/>
    </style:style>
    <style:style style:name="P44" style:family="paragraph" style:parent-style-name="Text_20_body" style:list-style-name="L7">
      <style:paragraph-properties fo:margin-top="0in" fo:margin-bottom="0in" loext:contextual-spacing="false"/>
    </style:style>
    <style:style style:name="P45" style:family="paragraph" style:parent-style-name="Text_20_body" style:list-style-name="L8">
      <style:paragraph-properties fo:margin-top="0in" fo:margin-bottom="0in" loext:contextual-spacing="false"/>
    </style:style>
    <style:style style:name="P46" style:family="paragraph" style:parent-style-name="Text_20_body" style:list-style-name="L9">
      <style:paragraph-properties fo:margin-top="0in" fo:margin-bottom="0in" loext:contextual-spacing="false"/>
    </style:style>
    <style:style style:name="P47" style:family="paragraph" style:parent-style-name="Text_20_body" style:list-style-name="L10">
      <style:paragraph-properties fo:margin-top="0in" fo:margin-bottom="0in" loext:contextual-spacing="false"/>
    </style:style>
    <style:style style:name="P48" style:family="paragraph" style:parent-style-name="Text_20_body" style:list-style-name="L11">
      <style:paragraph-properties fo:margin-top="0in" fo:margin-bottom="0in" loext:contextual-spacing="false"/>
    </style:style>
    <style:style style:name="P49" style:family="paragraph" style:parent-style-name="Text_20_body" style:list-style-name="L12">
      <style:paragraph-properties fo:margin-top="0in" fo:margin-bottom="0in" loext:contextual-spacing="false"/>
    </style:style>
    <style:style style:name="P50" style:family="paragraph" style:parent-style-name="Text_20_body" style:list-style-name="L13">
      <style:paragraph-properties fo:margin-top="0in" fo:margin-bottom="0in" loext:contextual-spacing="false"/>
    </style:style>
    <style:style style:name="P51" style:family="paragraph" style:parent-style-name="Text_20_body" style:list-style-name="L14">
      <style:paragraph-properties fo:margin-top="0in" fo:margin-bottom="0in" loext:contextual-spacing="false"/>
    </style:style>
    <style:style style:name="P52" style:family="paragraph" style:parent-style-name="Text_20_body" style:list-style-name="L15">
      <style:paragraph-properties fo:margin-top="0in" fo:margin-bottom="0in" loext:contextual-spacing="false"/>
    </style:style>
    <style:style style:name="P53" style:family="paragraph" style:parent-style-name="Text_20_body" style:list-style-name="L16">
      <style:paragraph-properties fo:margin-top="0in" fo:margin-bottom="0in" loext:contextual-spacing="false"/>
    </style:style>
    <style:style style:name="P54" style:family="paragraph" style:parent-style-name="Text_20_body" style:list-style-name="L17">
      <style:paragraph-properties fo:margin-top="0in" fo:margin-bottom="0in" loext:contextual-spacing="false"/>
    </style:style>
    <style:style style:name="P55" style:family="paragraph" style:parent-style-name="Text_20_body" style:list-style-name="L18">
      <style:paragraph-properties fo:margin-top="0in" fo:margin-bottom="0in" loext:contextual-spacing="false"/>
    </style:style>
    <style:style style:name="P56" style:family="paragraph" style:parent-style-name="Text_20_body" style:list-style-name="L19">
      <style:paragraph-properties fo:margin-top="0in" fo:margin-bottom="0in" loext:contextual-spacing="false"/>
    </style:style>
    <style:style style:name="P57" style:family="paragraph" style:parent-style-name="Text_20_body" style:list-style-name="L20">
      <style:paragraph-properties fo:margin-top="0in" fo:margin-bottom="0in" loext:contextual-spacing="false"/>
    </style:style>
    <style:style style:name="P58" style:family="paragraph" style:parent-style-name="Text_20_body" style:list-style-name="L21">
      <style:paragraph-properties fo:margin-top="0in" fo:margin-bottom="0in" loext:contextual-spacing="false"/>
    </style:style>
    <style:style style:name="P59" style:family="paragraph" style:parent-style-name="Text_20_body" style:list-style-name="L22">
      <style:paragraph-properties fo:margin-top="0in" fo:margin-bottom="0in" loext:contextual-spacing="false"/>
    </style:style>
    <style:style style:name="P60" style:family="paragraph" style:parent-style-name="Text_20_body" style:list-style-name="L23">
      <style:paragraph-properties fo:margin-top="0in" fo:margin-bottom="0in" loext:contextual-spacing="false"/>
    </style:style>
    <style:style style:name="P61" style:family="paragraph" style:parent-style-name="Text_20_body" style:list-style-name="L24">
      <style:paragraph-properties fo:margin-top="0in" fo:margin-bottom="0in" loext:contextual-spacing="false"/>
    </style:style>
    <style:style style:name="P62" style:family="paragraph" style:parent-style-name="Text_20_body" style:list-style-name="L25">
      <style:paragraph-properties fo:margin-top="0in" fo:margin-bottom="0in" loext:contextual-spacing="false"/>
    </style:style>
    <style:style style:name="P63" style:family="paragraph" style:parent-style-name="Text_20_body" style:list-style-name="L26">
      <style:paragraph-properties fo:margin-top="0in" fo:margin-bottom="0in" loext:contextual-spacing="false"/>
    </style:style>
    <style:style style:name="P64" style:family="paragraph" style:parent-style-name="Text_20_body" style:list-style-name="L27">
      <style:paragraph-properties fo:margin-top="0in" fo:margin-bottom="0in" loext:contextual-spacing="false"/>
    </style:style>
    <style:style style:name="P65" style:family="paragraph" style:parent-style-name="Text_20_body" style:list-style-name="L29">
      <style:paragraph-properties fo:margin-top="0in" fo:margin-bottom="0in" loext:contextual-spacing="false"/>
    </style:style>
    <style:style style:name="P66" style:family="paragraph" style:parent-style-name="Text_20_body" style:list-style-name="L31">
      <style:paragraph-properties fo:margin-top="0in" fo:margin-bottom="0in" loext:contextual-spacing="false"/>
    </style:style>
    <style:style style:name="P67" style:family="paragraph" style:parent-style-name="Text_20_body" style:list-style-name="L32">
      <style:paragraph-properties fo:margin-top="0in" fo:margin-bottom="0in" loext:contextual-spacing="false"/>
    </style:style>
    <style:style style:name="P68" style:family="paragraph" style:parent-style-name="Text_20_body" style:list-style-name="L33">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Waterfall"/>Waterfall</text:h>
      <text:p text:style-name="Text_20_body">El modelo waterfall divide en las siguientes etapas secuenciales. Tiene el problema de que supone que no surgen problemas en las iteraciones, con lo que no se puede volver hacia atrás para arreglar. Problemas detectados tempranamente podrian haber mejorado mucho los tiempos de desarrollo. Ademas, no genera entregables en medio del ciclo, involucrando al usuario solamente al principio y al final. </text:p>
      <text:list xml:id="list3296499906" text:style-name="L1">
        <text:list-item>
          <text:p text:style-name="P37">Requerimientos de sistema </text:p>
        </text:list-item>
        <text:list-item>
          <text:p text:style-name="P37">Requerimientos de soft </text:p>
        </text:list-item>
        <text:list-item>
          <text:p text:style-name="P37">Analisis </text:p>
        </text:list-item>
        <text:list-item>
          <text:p text:style-name="P37">Diseño del programa </text:p>
        </text:list-item>
        <text:list-item>
          <text:p text:style-name="P37">Coding </text:p>
        </text:list-item>
        <text:list-item>
          <text:p text:style-name="P37">Testing </text:p>
        </text:list-item>
        <text:list-item>
          <text:p text:style-name="P1">Operations</text:p>
        </text:list-item>
      </text:list>
      <text:p text:style-name="Text_20_body">Una mejora es la de Royce, que propone realizar un análisis previo al diseño, similar a como se trabaja con prototipos. Otra versión es la de sashimi, donde hay overlapping entre las distintas etapas. Waterfall con prototipo genera un prototipo para descartar a partir del diseño y luego comienza el verdadero waterfall, aunque tiene el problema de que el prototipo rara vez se descarta. </text:p>
      <text:p text:style-name="Text_20_body">Waterfall con subproyectos genera múltiples waterfalls a partir del diseño de arquitectura que luego se juntan en una etapa de testing del sistema. Además considera volver hacia atrás en las etapas. </text:p>
      <text:h text:style-name="Heading_20_2" text:outline-level="2"><text:bookmark text:name="Modelos_Iterativos"/>Modelos Iterativos</text:h>
      <text:p text:style-name="Text_20_body">Se busca que el usuario vea algo rápidamente. Se itera sucesivas veces incrementando el producto a cada iteración. Permite detección temprana de problemas y reduce su impacto. </text:p>
      <text:p text:style-name="Text_20_body">El modelo en espiral de Bohem implica que el desarrollo ha de ser incremental, y se debe comenzar implementando las funciones más riesgosas (no necesariamente las más difíciles). </text:p>
      <text:p text:style-name="Text_20_body">Otra variante es scrum. </text:p>
      <text:h text:style-name="Heading_20_3" text:outline-level="3"><text:bookmark text:name="Rational_Unified_Process"/>Rational Unified Process</text:h>
      <text:p text:style-name="Text_20_body">El RUP no es un proceso sino un process framework adaptable a cada proyecto en particular. Está dirigido por casos de uso, centrado en la arquitectura y la construcción guiada por riesgos. Generalmente se usa UML para modelar y documentar. El objetivo de RUP es desarrollar incrementalmente, verificar la calidad y controlar los cambios. </text:p>
      <text:p text:style-name="Text_20_body">Se tienen 4 fases distinguidas. Al final de cada fase se tiene un hito principal e hitos secundarios al finalizar cada iteración. Cada hito tiene un entregable asociado para su evaluación. </text:p>
      <text:p text:style-name="Text_20_body">Las <text:span text:style-name="T1">disciplinas</text:span> organizan las actividades del proyecto. Pueden ser de desarrollo o de gestión. Cada disciplina genera distintos modelos UML. Los <text:span text:style-name="T1">artefactos</text:span>, por otro lado, es cualquier tipo de <text:soft-page-break/>información generada por el equipo de desarrollo. Así, el proceso queda especificado en términos de workers, activities y artifacts. </text:p>
      <text:h text:style-name="Heading_20_4" text:outline-level="4"><text:bookmark text:name="Incepción"/><text:bookmark text:name="Incepci.C3.B3n"/>Incepción</text:h>
      <text:p text:style-name="Text_20_body">Una primera fase de <text:span text:style-name="T1">incepción</text:span> que consta de una única iteración, donde se realiza modelado del negocio y análisis de requerimientos. El objetivo es establecer los requerimientos y el alcance del proyecto. Su hito asociado son los lifecycle objectives. </text:p>
      <text:p text:style-name="Text_20_body">Sus artefactos principales son los modelos de dominio, análisis, diseño y casos de uso, los planes y prototipos, los atributos de calidad, la visión, etc. </text:p>
      <text:h text:style-name="Heading_20_4" text:outline-level="4"><text:bookmark text:name="Elaboración"/><text:bookmark text:name="Elaboraci.C3.B3n"/>Elaboración</text:h>
      <text:p text:style-name="Text_20_body">Luego dos iteraciones de <text:span text:style-name="T1">elaboración</text:span> donde predomina el análisis y diseño, y se comienza con la implementación. Se analiza el dominio del problema, se atacan los principales riesgos y elabora un plan más completo. Los artefactos siguen siendo planes y modelos, y se suman prototipos. </text:p>
      <text:h text:style-name="Heading_20_4" text:outline-level="4"><text:bookmark text:name="Construcción"/><text:bookmark text:name="Construcci.C3.B3n"/>Construcción</text:h>
      <text:p text:style-name="Text_20_body">Luego se realizan tantas iteraciones de <text:span text:style-name="T1">construcción</text:span> como sean necesarias, donde predomina la implementación, testing y configuration management, y comienza deployment hacia el final. Junto con transición forman la etapa de producción, a diferencia de las dos anteriores que conformaban la de ingenierría. </text:p>
      <text:h text:style-name="Heading_20_4" text:outline-level="4"><text:bookmark text:name="Transición"/><text:bookmark text:name="Transici.C3.B3n"/>Transición</text:h>
      <text:p text:style-name="Text_20_body">Por último, se tienen dos iteraciones de <text:span text:style-name="T1">transición</text:span> donde se realiza el deployment, que incluye instalación, configuración, entrenamiento, soporte, mantenimiento, etc. No se debe confundir la transición con los ciclos de pruebas internos de cada una de las demás fases. </text:p>
      <text:p text:style-name="Text_20_body">Las disciplinas de project management y environment están presentes de manera constante a lo largo de todas las fases del proyecto. </text:p>
      <text:h text:style-name="Heading_20_1" text:outline-level="1"><text:bookmark text:name="Estimaciones"/>Estimaciones</text:h>
      <text:p text:style-name="Text_20_body">Las estimaciones son generalmente optimistas. La incertidumbre disminuye a medida que avanzamos con el proyecto. Generalmente se busca estimar tamaño, esfuerzo (horas hombre), cronograma (tiempo necesario) y costo. </text:p>
      <text:p text:style-name="Text_20_body">El ciclo dorado de la estimación se basa en 6 etapas: estimar, medir, registrar, comparar, analizar y calibrar. </text:p>
      <text:p text:style-name="Text_20_body">Los métodos de estimación se clasifican en empíricos (a ojo), descomposición (descomponer, estimar unidades y sumar) o métodos algorítmicos. Generalmente se usan combinaciones de ellos. </text:p>
      <text:h text:style-name="Heading_20_2" text:outline-level="2"><text:bookmark text:name="Método_de_Clark"/><text:bookmark text:name="M.C3.A9todo_de_Clark"/><text:soft-page-break/>Método de Clark</text:h>
      <text:p text:style-name="Text_20_body">Divide al sistema en módulos, y para cada módulo estima un valor optimista, uno pesimista y uno medio, y el estimado total se resuelve como un promedio entre los tres con más peso sobre el valor medio. </text:p>
      <text:h text:style-name="Heading_20_2" text:outline-level="2"><text:bookmark text:name="Wideband_Delphi"/>Wideband Delphi</text:h>
      <text:p text:style-name="Text_20_body">Aprovecha la experiencia de los expertos y elimina el sesgo producido por el optimismo de algunos de los expertos. Tiene seis etapas: </text:p>
      <text:list xml:id="list2978528095" text:style-name="L2">
        <text:list-item>
          <text:p text:style-name="P38"><text:span text:style-name="T1">Planificación:</text:span> Junto al gerente del proyecto se define el alcance de la estimación y recopila la información necesaria, además de seleccionar a los expertos para realizar las estimaciones. </text:p>
        </text:list-item>
        <text:list-item>
          <text:p text:style-name="P38"><text:span text:style-name="T1">Reunión de Lanzamiento:</text:span> Se presenta a los estimadores la técnica y la información pertinente al proyecto para estimarlo. </text:p>
        </text:list-item>
        <text:list-item>
          <text:p text:style-name="P38"><text:span text:style-name="T1">Preparación Individual:</text:span> Cada estimador realiza una lista de tareas o módulos y estima cada item. </text:p>
        </text:list-item>
        <text:list-item>
          <text:p text:style-name="P38"><text:span text:style-name="T1">Reunión de Estimación:</text:span> Se presentan las estimaciones individuales, sin indicar quién realizó cada una. Se itera hasta que no haya cambios, o el desvío sea aceptable, o los estimadores estén conformes o se acabe el tiempo de la reunión. </text:p>
        </text:list-item>
        <text:list-item>
          <text:p text:style-name="P38"><text:span text:style-name="T1">Ensamblado de Tareas:</text:span> El gerente de proyecto y moderador crean una lista maestra de tareas asociando a cada una cada una de las estimaciones. </text:p>
        </text:list-item>
        <text:list-item>
          <text:p text:style-name="P2"><text:span text:style-name="T1">Revisión de Resultados:</text:span> Se presenta dicha lista a los estimadores para revisión y acuerdo.</text:p>
        </text:list-item>
      </text:list>
      <text:h text:style-name="Heading_20_2" text:outline-level="2"><text:bookmark text:name="Puntos_de_Función"/><text:bookmark text:name="Puntos_de_Funci.C3.B3n"/>Puntos de Función</text:h>
      <text:p text:style-name="Text_20_body">Método algorítmico que busca estimar el tamaño en base a las funcionalidades y algunas características generales del proyecto. Requiere identificar y estimar los componentes del sistema sin ajustar inicialmente, luego ajustarlos en base a ciertas características y aplicar un factor de productividad para obtener el esfuerzo. </text:p>
      <text:p text:style-name="Text_20_body">Los componentes del sistema se dividen en entradas, salidas o consultas externas y archivos internos o externos. Cada componente tiene un determinado factor según su clasificación y complejidad. </text:p>
      <text:p text:style-name="Text_20_body">Luego se determinan los factores de complejidad del proyecto, asignándoles un valor, y así se obtienen los puntos de función ajustados. Finalmente se busca pasar de los puntos de función a horas hombre para obtener el esfuerzo, generalmente 1PF equivale a un día hombre. </text:p>
      <text:p text:style-name="Text_20_body">Este método está basado en una visión externa y es independiente del proceso de desarrollo, además de poder aplicarse de manera temprana. Lo malo es que las clasificaciones tienden a ser demasiado simplificadas y la selección de pesos resulta empírica. </text:p>
      <text:p text:style-name="Text_20_body">Para resolver esto se inventó la técnica MarkII donde se tiene mayor granularidad de la complejidad de cada componente. </text:p>
      <text:h text:style-name="Heading_20_2" text:outline-level="2"><text:bookmark text:name="Use_Case_Points"/><text:soft-page-break/>Use Case Points</text:h>
      <text:p text:style-name="Text_20_body">Este método se basa en las especificaciones de los casos de uso. Se obtiene primero un peso para cada caso de uso basado en su complejidad, lo mismo para los actores. Luego se suman y ajustan por factores de complejidad técnica y de ambiente globales. </text:p>
      <text:p text:style-name="Text_20_body">Al igual que en el método anterior, es necesario introducir un factor para pasar de los puntos de casos de uso al esfuerzo. En este caso, se suele tomar 20 horas hombre por punto de caso de uso. </text:p>
      <text:p text:style-name="Text_20_body"/>
      <text:h text:style-name="Heading_20_1" text:outline-level="1"><text:bookmark text:name="Planificación"/><text:bookmark text:name="Planificaci.C3.B3n"/>Planificación</text:h>
      <text:p text:style-name="Text_20_body">Planificar es predeterminar un curso de acción para cumplir objetivos. Para esto es clave identificar a los principales stakeholders para determinar requerimientos funcionales, atributos de calidad y restricciones. </text:p>
      <text:p text:style-name="Text_20_body">Se tienen cinco dimensiones en la calidad de un proyecto: funcionalidad, calidad, recursos, costo y plazo. </text:p>
      <text:h text:style-name="Heading_20_2" text:outline-level="2"><text:bookmark text:name="Work_Breakdown_Structures"/>Work Breakdown Structures</text:h>
      <text:p text:style-name="Text_20_body">El WBS divide al producto o proyecto en partes más pequeñas sucesivamente hasta llegar a un punto manejable en que los items son estimables o asignables (dependiendo del objetivo del WBS). </text:p>
      <text:p text:style-name="Text_20_body">El WBS <text:span text:style-name="T2">de proceso</text:span> identifica elementos como planificación, organización, análisis de requerimientos, etc. El proceso se subdivide en tareas individuales o desarrollables en una iteración. Por otra parte, el WBS <text:span text:style-name="T2">de producto</text:span> está vinculado a la arquitectura y realiza el breakdown sobre elementos de software, hardware y datos. </text:p>
      <text:p text:style-name="Text_20_body">La versión <text:span text:style-name="T2">híbrida</text:span> es una mezcla de las dos anteriores, y se basa en que cada proceso genera productos que a su vez requieren subprocesos para su desarrollo. </text:p>
      <text:h text:style-name="Heading_20_2" text:outline-level="2"><text:bookmark text:name="Dependencias"/>Dependencias</text:h>
      <text:p text:style-name="Text_20_body">Se deben identificar las dependencias entre todas las tareas individuales y también con procesos externos. Se generan <text:span text:style-name="T2">hitos</text:span> con entregables asociados para marcar determinados puntos en el plan de proyecto. </text:p>
      <text:p text:style-name="Text_20_body">Un diagrama de tipo PERT o CPM permite identificar el camino crítico del proyecto, permitiendo así dar mayor importancia a las tareas que pertenecen a dicho camino. Un diagrama de Gantt permite, además de visualizar dependencias, asignar recursos y determinar plazos y fechas. </text:p>
      <text:h text:style-name="Heading_20_2" text:outline-level="2"><text:bookmark text:name="Otros_Conceptos"/>Otros Conceptos</text:h>
      <text:section text:style-name="Sect1" text:name="mw-content-text">
        <text:list xml:id="list280254679" text:style-name="L3">
          <text:list-item>
            <text:p text:style-name="P39"><text:span text:style-name="T1">Línea de base:</text:span> versión estable del plan que se usará como base para el seguimiento. </text:p>
          </text:list-item>
          <text:list-item>
            <text:p text:style-name="P39"><text:soft-page-break/><text:span text:style-name="T1">Programación por valor acumulado:</text:span> definición de pesos a los entregables de los hitos, para medir avance (no esfuerzo) </text:p>
          </text:list-item>
          <text:list-item>
            <text:p text:style-name="P4"><text:span text:style-name="T1">Plan de gestión de proyecto:</text:span> Documento creado por el Gerente de Proyecto para guiar la ejecución y control de proyecto (no es simplemente un cronograma).</text:p>
          </text:list-item>
        </text:list>
      </text:section>
      <text:section text:style-name="Sect2" text:name="catlinks">
        <text:p text:style-name="Text_20_body"/>
        <text:section text:style-name="Sect2" text:name="mw-normal-catlinks">
          <text:p text:style-name="Text_20_body"/>
        </text:section>
      </text:section>
      <text:h text:style-name="Heading_20_1" text:outline-level="1"><text:bookmark text:name="Especificaci.C3.B3n_y_Elicitaci.C3.B3n"/>Especificación y Elicitación</text:h>
      <text:p text:style-name="Text_20_body">Se utiliza el método de escenarios para especificar los atributos de calidad, y el QAW para identificar los de mayor importancia a partir de los stakeholders involucrados en el proyecto. </text:p>
      <text:h text:style-name="Heading_20_2" text:outline-level="2"><text:bookmark text:name="Escenarios"/>Escenarios</text:h>
      <text:p text:style-name="Text_20_body">La especificación de atributos de calidad se hace mediante escenarios, los cuales se componen de los siguientes elementos: </text:p>
      <text:list xml:id="list2398437056" text:style-name="L4">
        <text:list-item>
          <text:p text:style-name="P41"><text:span text:style-name="T1">Fuente del estímulo:</text:span> Quien origina el evento que afecta al sistema </text:p>
        </text:list-item>
        <text:list-item>
          <text:p text:style-name="P41"><text:span text:style-name="T1">Estímulo:</text:span> Evento que arriba al sistema </text:p>
        </text:list-item>
        <text:list-item>
          <text:p text:style-name="P41"><text:span text:style-name="T1">Artefacto:</text:span> Parte del sistema afectada por el estímulo </text:p>
        </text:list-item>
        <text:list-item>
          <text:p text:style-name="P41"><text:span text:style-name="T1">Entorno:</text:span> Condiciones en las cuales ocurre el estímulo </text:p>
        </text:list-item>
        <text:list-item>
          <text:p text:style-name="P41"><text:span text:style-name="T1">Respuesta:</text:span> Respuesta del sistema al estímulo recibido </text:p>
        </text:list-item>
        <text:list-item>
          <text:p text:style-name="P6"><text:span text:style-name="T1">Medida de la respuesta:</text:span> Cuantificación de la respuesta que hace al atributo de calidad</text:p>
        </text:list-item>
      </text:list>
      <text:p text:style-name="Text_20_body">Se pueden construir escenarios generales para cada uno de los atributos de calidad, los cuales luego se instancian apropiadamente. </text:p>
      <text:h text:style-name="Heading_20_3" text:outline-level="3"><text:bookmark text:name="Availability"/>Availability</text:h>
      <text:p text:style-name="Text_20_body">Availability se refiere a los failures del sistema y sus consecuencias. La availability suele definirse como la probabilidad de que un sistema esté operacional cuando se lo necesita, y depende del tiempo de failure y de repair. </text:p>
      <text:list xml:id="list3216445909" text:style-name="L5">
        <text:list-item>
          <text:p text:style-name="P42"><text:span text:style-name="T1">Source:</text:span> Internal to the system; external to the system. </text:p>
        </text:list-item>
        <text:list-item>
          <text:p text:style-name="P42"><text:span text:style-name="T1">Stimulus:</text:span> Fault: omission, crash, timing, response. </text:p>
        </text:list-item>
        <text:list-item>
          <text:p text:style-name="P42"><text:span text:style-name="T1">Artifact:</text:span> System's processors, communication channels, persistent storage, processes. </text:p>
        </text:list-item>
        <text:list-item>
          <text:p text:style-name="P42"><text:span text:style-name="T1">Environment:</text:span> Normal operation; degraded mode (i.e., fewer features, a fall back solution). </text:p>
        </text:list-item>
        <text:list-item>
          <text:p text:style-name="P42"><text:span text:style-name="T1">Response:</text:span> System should detect event and do one or more of the following: record it; notify appropriate parties, including the user and other systems; disable sources of events that cause fault or failure according to defined rules; be unavailable for a prespecified interval, where interval depends on criticality of system; continue to operate in normal or degraded mode. </text:p>
        </text:list-item>
        <text:list-item>
          <text:p text:style-name="P7"><text:span text:style-name="T1">Measure:</text:span> Time interval when the system must be available; availability time; time interval in which system can be in degraded mode; repair time.</text:p>
        </text:list-item>
      </text:list>
      <text:h text:style-name="Heading_20_3" text:outline-level="3"><text:bookmark text:name="Modifiability"/><text:soft-page-break/>Modifiability</text:h>
      <text:p text:style-name="Text_20_body">Relacionado al costo del cambio. Implica determinar qué parte del sistema se modifica, y quién y cuándo es el encargado de realizar este cambio. Puede realizarse por un programador sobre los fuentes, o por un usuario sobre un archivo de config. </text:p>
      <text:list xml:id="list3030121625" text:style-name="L6">
        <text:list-item>
          <text:p text:style-name="P43"><text:span text:style-name="T1">Source:</text:span> End user, developer, system administrator. </text:p>
        </text:list-item>
        <text:list-item>
          <text:p text:style-name="P43"><text:span text:style-name="T1">Stimulus:</text:span> Wishes to add/delete/modify/vary functionality, quality attribute, capacity. </text:p>
        </text:list-item>
        <text:list-item>
          <text:p text:style-name="P43"><text:span text:style-name="T1">Artifact:</text:span> System user interface, platform, environment; system that interoperates with target system. </text:p>
        </text:list-item>
        <text:list-item>
          <text:p text:style-name="P43"><text:span text:style-name="T1">Environment:</text:span> At runtime, compile time, build time, design time. </text:p>
        </text:list-item>
        <text:list-item>
          <text:p text:style-name="P43"><text:span text:style-name="T1">Response:</text:span> Locates places in architecture to be modified; makes modification without affecting other functionality; tests modification; deploys modification. </text:p>
        </text:list-item>
        <text:list-item>
          <text:p text:style-name="P8"><text:span text:style-name="T1">Measure:</text:span> Cost in terms of number of elements affected, effort, money; extent to which this affects other functions or quality attributes.</text:p>
        </text:list-item>
      </text:list>
      <text:h text:style-name="Heading_20_3" text:outline-level="3"><text:bookmark text:name="Performance"/>Performance</text:h>
      <text:p text:style-name="Text_20_body">Referida a tiempos de respuesta. Puede caracterizarse mediante latency (tiempo entre la llegada de un estímulo y su respuesta), deadlines de procesamiento, throughtput (cantidad de transacciones procesables por unidad de tiempo), jitter (variaciones en latency) y cantidad de eventos o datos perdidos por sobrecarga del sistema. Estos elementos pueden medirse en promedio o en peor caso, y considerando el sistema normal o sobrecargado. </text:p>
      <text:list xml:id="list711271865" text:style-name="L7">
        <text:list-item>
          <text:p text:style-name="P44"><text:span text:style-name="T1">Source:</text:span> One of a number of independent sources, possibly from within system. </text:p>
        </text:list-item>
        <text:list-item>
          <text:p text:style-name="P44"><text:span text:style-name="T1">Stimulus:</text:span> Periodic events arrive; sporadic events arrive; stochastic events arrive. </text:p>
        </text:list-item>
        <text:list-item>
          <text:p text:style-name="P44"><text:span text:style-name="T1">Artifact:</text:span> System. </text:p>
        </text:list-item>
        <text:list-item>
          <text:p text:style-name="P44"><text:span text:style-name="T1">Environment:</text:span> Normal mode; overload mode. </text:p>
        </text:list-item>
        <text:list-item>
          <text:p text:style-name="P44"><text:span text:style-name="T1">Response:</text:span> Processes stimuli; changes level of service. </text:p>
        </text:list-item>
        <text:list-item>
          <text:p text:style-name="P9"><text:span text:style-name="T1">Measure:</text:span> Latency, deadline, throughput, jitter, miss rate, data loss.</text:p>
        </text:list-item>
      </text:list>
      <text:h text:style-name="Heading_20_3" text:outline-level="3"><text:bookmark text:name="Security"/>Security</text:h>
      <text:p text:style-name="Text_20_body">Seguridad puede caracterizarse mediante no repudiación, confidencialidad, integridad, assurance (los participantes de una transacción son quienes se suponen), availability (resistencia a denial of service), auditing. </text:p>
      <text:p text:style-name="Text_20_body">Notar que en estos escenarios se hace evidente que la respuesta del sistema no tiene por qué ser visible al usuario. Mantener un audit trail ante una modificación a datos sensibles no es algo visible al usuario, sin embargo es una respuesta válida del sistema, sea para identificar al atacante o restaurar los valores pre ataque. </text:p>
      <text:list xml:id="list1497694732" text:style-name="L8">
        <text:list-item>
          <text:p text:style-name="P45"><text:span text:style-name="T1">Source:</text:span> Individual or system that is <text:span text:style-name="T2">correctly identified, identified incorrectly, of unknown identity</text:span>, who is <text:span text:style-name="T2">internal/external, authorized/not authorized</text:span>, with access to <text:span text:style-name="T2">limited resources, vast resources</text:span>. </text:p>
        </text:list-item>
        <text:list-item>
          <text:p text:style-name="P45"><text:span text:style-name="T1">Stimulus:</text:span> Tries to display data, change/delete data, access system services, reduce availability to system services. </text:p>
        </text:list-item>
        <text:list-item>
          <text:p text:style-name="P45"><text:soft-page-break/><text:span text:style-name="T1">Artifact:</text:span> System services; data within system. </text:p>
        </text:list-item>
        <text:list-item>
          <text:p text:style-name="P45"><text:span text:style-name="T1">Environment:</text:span> Either online or offline, connected or disconnected, firewalled or open. </text:p>
        </text:list-item>
        <text:list-item>
          <text:p text:style-name="P45"><text:span text:style-name="T1">Response:</text:span> Authenticates user; hides identity of the user; blocks access to data and/or services; allows access to data and/or services; grants or withdraws permission to access data and/or services; records access/modifications or attempts to access/modify data/services by identity; stores data in an unreadable format; recognizes an unexplainable high demand for services, and informs a user or another system, and restricts availability of services. </text:p>
        </text:list-item>
        <text:list-item>
          <text:p text:style-name="P10"><text:span text:style-name="T1">Measure:</text:span> Time/effort/resources required to circumvent security measures with probability of success; probability of detecting attack; probability of identifying individual responsible for attack or access/modification of data and/or services; percentage of services still available under denial-of-services attack; restore data/services; extent to which data/services damaged and/or legitimate access denied.</text:p>
        </text:list-item>
      </text:list>
      <text:h text:style-name="Heading_20_3" text:outline-level="3"><text:bookmark text:name="Testability"/>Testability</text:h>
      <text:p text:style-name="Text_20_body">Referido a la facilidad con que puede testearse para determinar sus fallas. Debe ser posible controlar el estado de cada componente y analizar sus outputs ante determinados inputs. Se utilizan test harnesses para esto. </text:p>
      <text:p text:style-name="Text_20_body">Los estímulos están referidos a la finalización de un determinado milestone que implica la ejecución de determinados tests. El environment, entonces, puede ser al completar determinado componente. Las respuestas vinculadas a que cada componente testeable efectivamente lo es. </text:p>
      <text:list xml:id="list2592857018" text:style-name="L9">
        <text:list-item>
          <text:p text:style-name="P46"><text:span text:style-name="T1">Source:</text:span> Unit developer, increment integrator, system verifier, client acceptance tester, system user. </text:p>
        </text:list-item>
        <text:list-item>
          <text:p text:style-name="P46"><text:span text:style-name="T1">Stimulus:</text:span> Analysis, architecture, design, class, subsystem integration completed; system delivered. </text:p>
        </text:list-item>
        <text:list-item>
          <text:p text:style-name="P46"><text:span text:style-name="T1">Artifact:</text:span> Piece of design, piece of code, complete application. </text:p>
        </text:list-item>
        <text:list-item>
          <text:p text:style-name="P46"><text:span text:style-name="T1">Environment:</text:span> At design time, at development time, at compile time, at deployment time. </text:p>
        </text:list-item>
        <text:list-item>
          <text:p text:style-name="P46"><text:span text:style-name="T1">Response:</text:span> Provides access to state values; provides computed values; prepares test environment. </text:p>
        </text:list-item>
        <text:list-item>
          <text:p text:style-name="P11"><text:span text:style-name="T1">Measure:</text:span> Percent executable statements executed, probability of failure if fault exists, time to perform tests, length of longest dependency chain in a test, length of time to prepare test environment.</text:p>
        </text:list-item>
      </text:list>
      <text:h text:style-name="Heading_20_3" text:outline-level="3"><text:bookmark text:name="Usability"/>Usability</text:h>
      <text:p text:style-name="Text_20_body">Usabilidad se refiere a cuan sencillo le es a un usuario completar una determinada tarea y el soporte que el sistema le ofrece para esto. Puede dividirse en <text:span text:style-name="T2">aprender features del sistema</text:span>, <text:span text:style-name="T2">usar el sistema eficientemente</text:span>, <text:span text:style-name="T2">minimizar el impacto de errores</text:span>, <text:span text:style-name="T2">adaptar el sistema a las necesidades del usuario</text:span> y <text:span text:style-name="T2">aumentar confianza y satisfaccion</text:span>. </text:p>
      <text:list xml:id="list3092002536" text:style-name="L10">
        <text:list-item>
          <text:p text:style-name="P47"><text:span text:style-name="T1">Source:</text:span> End user. </text:p>
        </text:list-item>
        <text:list-item>
          <text:p text:style-name="P47"><text:span text:style-name="T1">Stimulus:</text:span> Wants to learn system features; use system efficiently; minimize impact of errors; adapt system; feel comfortable. </text:p>
        </text:list-item>
        <text:list-item>
          <text:p text:style-name="P47"><text:span text:style-name="T1">Artifact:</text:span> System. </text:p>
        </text:list-item>
        <text:list-item>
          <text:p text:style-name="P47"><text:soft-page-break/><text:span text:style-name="T1">Environment:</text:span> At runtime or configure time. </text:p>
        </text:list-item>
        <text:list-item>
          <text:p text:style-name="P47"><text:span text:style-name="T1">Response:</text:span> System provides one or more of the following responses: </text:p>
          <text:list>
            <text:list-item>
              <text:p text:style-name="P47">To support "learn system features": help system is sensitive to context; interface is familiar to user; interface is usable in an unfamiliar context. </text:p>
            </text:list-item>
            <text:list-item>
              <text:p text:style-name="P47">To support "use system efficiently": aggregation of data and/or commands; re-use of already entered data and/or commands; support for efficient navigation within a screen; distinct views with consistent operations; comprehensive searching; multiple simultaneous activities. </text:p>
            </text:list-item>
            <text:list-item>
              <text:p text:style-name="P47">To "minimize impact of errors": undo, cancel, recover from system failure, recognize and correct user error, retrieve forgotten password, verify system resources. </text:p>
            </text:list-item>
            <text:list-item>
              <text:p text:style-name="P47">To "adapt system": customizability; internationalization. </text:p>
            </text:list-item>
            <text:list-item>
              <text:p text:style-name="P47">To "feel comfortable": display system state; work at the user's pace.</text:p>
            </text:list-item>
          </text:list>
        </text:list-item>
        <text:list-item>
          <text:p text:style-name="P12"><text:span text:style-name="T1">Measure:</text:span> Task time, number of errors, number of problems solved, user satisfaction, gain of user knowledge, ratio of successful operations to total operations, amount of time/data lost.</text:p>
        </text:list-item>
      </text:list>
      <text:h text:style-name="Heading_20_2" text:outline-level="2"><text:bookmark text:name="Quality_Attribute_Workshops"/>Quality Attribute Workshops</text:h>
      <text:p text:style-name="Text_20_body">Metodología que relaciona los stakeholders del sistema y sus intereses para poder elicitar de forma temprana los atributos de calidad requeridos. El proceso consta de 8 etapas e itera mientras sea necesario agregando stakeholders. </text:p>
      <text:list xml:id="list1903663354" text:style-name="L11">
        <text:list-item>
          <text:p text:style-name="P48"><text:span text:style-name="T1">Presentación del método</text:span>, donde se describe el QAW y presentan los stakeholders. </text:p>
        </text:list-item>
        <text:list-item>
          <text:p text:style-name="P48"><text:span text:style-name="T1">Presentación del negocio</text:span>, donde un representante de los stakeholders presenta la motivación del sistema. </text:p>
        </text:list-item>
        <text:list-item>
          <text:p text:style-name="P48"><text:span text:style-name="T1">Presentación del plan de arquitectura</text:span>, donde se presenta una vista de alto nivel de la arquitectura so far. </text:p>
        </text:list-item>
        <text:list-item>
          <text:p text:style-name="P48"><text:span text:style-name="T1">Identificacion de drivers de arquitectura</text:span>, se busca depurar lo anterior extrayendo requerimientos, restricciones y atributos de calidad. </text:p>
        </text:list-item>
        <text:list-item>
          <text:p text:style-name="P48"><text:span text:style-name="T1">Brainstorming de escenarios</text:span>, en el que se buscan escenarios de caso de uso, de crecimiento y exploratorios en dos rondas. </text:p>
        </text:list-item>
        <text:list-item>
          <text:p text:style-name="P48"><text:span text:style-name="T1">Consolidación de escenarios</text:span>, se agrupan escenarios similares. </text:p>
        </text:list-item>
        <text:list-item>
          <text:p text:style-name="P48"><text:span text:style-name="T1">Definición de prioridades</text:span>, en el que cada stakeholder vota por los escenarios más importantes, en dos rondas. </text:p>
        </text:list-item>
        <text:list-item>
          <text:p text:style-name="P13"><text:span text:style-name="T1">Refinamiento de escenarios</text:span>, se especifican y refinan los 5 escenarios más votados y analizan los atributos de calidad elegidos.</text:p>
        </text:list-item>
      </text:list>
      <text:p text:style-name="Text_20_body"/>
      <text:h text:style-name="Heading_20_1" text:outline-level="1"><text:bookmark text:name="Tácticas"/><text:bookmark text:name="T.C3.A1cticas"/>Tácticas</text:h>
      <text:p text:style-name="Text_20_body">Una táctica es una decisión de diseño que influencia el control de la respuesta a un evento relacionado a un atributo de calidad. Una colección de tácticas forma una estrategia arquitectónica. </text:p>
      <text:h text:style-name="Heading_20_2" text:outline-level="2"><text:bookmark text:name="Availability_2"/><text:soft-page-break/>Availability</text:h>
      <text:p text:style-name="Text_20_body">Availability se inscribe dentro de Dependability, que indica el nivel de confianza que puede ser delegada sobre los servicios que presenta. Otros atributos de Dependability son: </text:p>
      <text:list xml:id="list2433650810" text:style-name="L12">
        <text:list-item>
          <text:p text:style-name="P49"><text:span text:style-name="T2">Reliability</text:span>, continuidad de servicio en el tiempo </text:p>
        </text:list-item>
        <text:list-item>
          <text:p text:style-name="P49"><text:span text:style-name="T2">Safety</text:span>, no ocurrencia de situaciones catastróficas para el entorno </text:p>
        </text:list-item>
        <text:list-item>
          <text:p text:style-name="P49"><text:span text:style-name="T2">Confidencialidad</text:span>, no apertura de información no autorizada (security) </text:p>
        </text:list-item>
        <text:list-item>
          <text:p text:style-name="P49"><text:span text:style-name="T2">Integrity</text:span>, no ocurrencia de alteraciones de información no deseadas (security) </text:p>
        </text:list-item>
        <text:list-item>
          <text:p text:style-name="P14"><text:span text:style-name="T2">Maintainability</text:span>, aptitud para sobrellevar reparaciones (modificability). Impacta sobre dependability pues el tiempo medio de reparación es parámetro de la availability.</text:p>
        </text:list-item>
      </text:list>
      <text:p text:style-name="Text_20_body">Es importante distinguir failure, fault y error. Un <text:span text:style-name="T2">failure</text:span> (falla) es cuando el sistema difiere de su comportamiento intencionado (no del especificado). Pueden darse fallas de datos o de tiempos, benignas o catastróficas, y consistentes o inconsistentes. </text:p>
      <text:p text:style-name="Text_20_body">Un <text:span text:style-name="T2">error</text:span>, por su parte, es un estado del sistema que probablemente lleve a un estado de falla. Los errores pueden estar latentes o detectados. La causa del error se denomina <text:span text:style-name="T2">fault</text:span> (falta). Las que aún no se manifestaron como errores se denominan dormant, de lo contrario, active. </text:p>
      <text:p text:style-name="Text_20_body">Los <text:span text:style-name="T1">concerns</text:span> típicos de availabilty son quality of service, downtime, recovery time, fault rate y recuperación de desastres. Es importante evitar los Single Point Of Failure en los sistemas. </text:p>
      <text:h text:style-name="Heading_20_3" text:outline-level="3"><text:bookmark text:name="Fault_Detection"/>Fault Detection</text:h>
      <text:list xml:id="list2156547709" text:style-name="L13">
        <text:list-item>
          <text:p text:style-name="P50">Ping/echo: Un proceso externo hace ping al monitoreado para determinar su estado. Puede haber múltiples pingers en distintas capas. </text:p>
        </text:list-item>
        <text:list-item>
          <text:p text:style-name="P50">Heartbeat: El proceso monitoreado envía información de su estado (más otra información de interés, como ser logs) a otro proceso monitor. </text:p>
        </text:list-item>
        <text:list-item>
          <text:p text:style-name="P15">Exception: A diferencia de los anteriores se realiza en el mismo proceso que falló. El handler de excepciones efectúa las transformaciones necesarias para permitir que el sistema siga funcionando.</text:p>
        </text:list-item>
      </text:list>
      <text:h text:style-name="Heading_20_3" text:outline-level="3"><text:bookmark text:name="Recovery"/>Recovery</text:h>
      <text:p text:style-name="Text_20_body">Las tácticas de recuperación se dividen en tácticas de preparación y reparación de componentes, y de reintroducción de componentes reparados por otra parte. </text:p>
      <text:h text:style-name="Heading_20_4" text:outline-level="4"><text:bookmark text:name="Preparation_and_Repair"/>Preparation and Repair</text:h>
      <text:p text:style-name="Text_20_body">La redundancia es el mecansimo principal. La redundancia se clasifica en redundancia de información (ej checksums en una transmisión, RAID en almacenamiento), redundancia de tiempo (se realiza una misma acción más de una vez) o física (agregado de hardware extra). </text:p>
      <text:list xml:id="list1652201611" text:style-name="L14">
        <text:list-item>
          <text:p text:style-name="P51">Voting: Un voter central (SPOF!) recibe las salidas de múltiples procesos redundantes y decide un resultado correcto en función de los votos. Cada proceso puede utilizar un algoritmo diferente o correr sobre una plataforma distinta. </text:p>
        </text:list-item>
        <text:list-item>
          <text:p text:style-name="P51"><text:soft-page-break/>Active redundancy: Todos los componentes en redundancia reciben los estímulos en simultáneo y los procesan en simultáneo, se usa la respuesta de un solo componente. En caso de falla simplemente se hace un switch. </text:p>
        </text:list-item>
        <text:list-item>
          <text:p text:style-name="P51">Passive redundancy: Se tiene un componente que recibe los estímulos y es el encargado de resolverlos, otorgar la respuesta y además forwardearlos a los componentes redundantes. Al caer el primero alguno de los otros toma su lugar. </text:p>
        </text:list-item>
        <text:list-item>
          <text:p text:style-name="P16">Spare: Plataforma en standby para usar en caso de caída de alguno de los componentes. Debe ser rebooteada con el estado del componente antes de caer, para lo cual debe usarse algún mecansimo de checkpoints.</text:p>
        </text:list-item>
      </text:list>
      <text:h text:style-name="Heading_20_4" text:outline-level="4"><text:bookmark text:name="Reintroduction"/>Reintroduction</text:h>
      <text:p text:style-name="Text_20_body">La reintroducción de un componente se da una vez que este es reparado. </text:p>
      <text:list xml:id="list406482299" text:style-name="L15">
        <text:list-item>
          <text:p text:style-name="P52">Shadow: Un componente puede correrse en shadow mode hasta asegurarse que funciona correctamente antes de ponerlo efectivamente en servicio. </text:p>
        </text:list-item>
        <text:list-item>
          <text:p text:style-name="P52">State resync: El componente debe tomar el estado actual del sistema (en caso de redundancia) antes de volver a ejecución, para esto puede recibir mensajes de los componentes que se mantuvieron en ejecución para actualizarse. </text:p>
        </text:list-item>
        <text:list-item>
          <text:p text:style-name="P17">Rollback: En caso de llegar a un estado inconsistente, puede hacerse rollback a un estado conocido seguro antes de restaurar el componente.</text:p>
        </text:list-item>
      </text:list>
      <text:h text:style-name="Heading_20_3" text:outline-level="3"><text:bookmark text:name="Prevention"/>Prevention</text:h>
      <text:list xml:id="list3653835575" text:style-name="L16">
        <text:list-item>
          <text:p text:style-name="P53">Removal from service: Si se detecta que un componente puede caer en estado de falla, se lo quita de servicio antes de que genere una falla mayor. </text:p>
        </text:list-item>
        <text:list-item>
          <text:p text:style-name="P53">Transactions: Permiten restaurar estados válidos en caso de que falle algún paso en la transacción. </text:p>
        </text:list-item>
        <text:list-item>
          <text:p text:style-name="P53">Process monitor: Un monitor puede detectar fallas en procesos y generar una nueva instancia en caso de falla. </text:p>
        </text:list-item>
        <text:list-item>
          <text:p text:style-name="P18">Compensación: En casos que no sea posible concentrar el estado en un componente, debemos manejar mecanismos de undo o de compensación.</text:p>
        </text:list-item>
      </text:list>
      <text:h text:style-name="Heading_20_2" text:outline-level="2"><text:bookmark text:name="Modifiability_2"/>Modifiability</text:h>
      <text:p text:style-name="Text_20_body">Habilidad del sistema para ser flexible ante cambios durante y después de su desarrollo, sea por desarrolladores, usuarios o admins, mediante código, config files, u otro artefacto. </text:p>
      <text:p text:style-name="Text_20_body">Está caracterizado por <text:span text:style-name="T2">complexity</text:span>, la complejidad del sistema proporcional a la cantidad de módulos e interacciones, <text:span text:style-name="T2">portability</text:span>, la habilidad del sistema para ejecutar en distintas plataformas y <text:span text:style-name="T2">adaptability</text:span>, la capacidad del sistema para adaptarse a nuevos entornos o requerimientos. </text:p>
      <text:p text:style-name="Text_20_body">Es importante mantener componentes y conectores cohesivos y agrupados según funcionalidad o interacción; también eliminar interdependencias innecesarias. Los conectores deben ser flexibles y permitir composición. </text:p>
      <text:h text:style-name="Heading_20_3" text:outline-level="3"><text:bookmark text:name="Localize_Changes"/><text:soft-page-break/>Localize Changes</text:h>
      <text:p text:style-name="Text_20_body">Se busca reducir el número de módulos que se debe modificar para realizar un cambio. </text:p>
      <text:list xml:id="list1252250409" text:style-name="L17">
        <text:list-item>
          <text:p text:style-name="P54">Semantic coherence: Mantener juntos a los módulos que realizan las mismas tareas semánticas para mantener los cambios a esas tareas limitadas a esos módulos. </text:p>
        </text:list-item>
        <text:list-item>
          <text:p text:style-name="P54">Anticipate expected changes: La anterior implica anticipar cambios que van a ser semánticamente coherentes, se debe analizar qué otros tipos de cambios puede haber y <text:span text:style-name="T2">design for change</text:span>. </text:p>
        </text:list-item>
        <text:list-item>
          <text:p text:style-name="P54">Generalize module: Al generalizar un módulo se puede modificar su tarea simplemente cambiando su input o configuración en lugar de su lógica. </text:p>
        </text:list-item>
        <text:list-item>
          <text:p text:style-name="P54">Limit possible options: Limitar opciones de cambios a cambios por componentes similares. </text:p>
        </text:list-item>
        <text:list-item>
          <text:p text:style-name="P19">Abstract common services: Ademas de promover reuso, un cambio a un servicio común puede realizarse en un solo lugar en vez de en cada módulo donde es usado.</text:p>
        </text:list-item>
      </text:list>
      <text:h text:style-name="Heading_20_3" text:outline-level="3"><text:bookmark text:name="Prevent_Ripples"/>Prevent Ripples</text:h>
      <text:p text:style-name="Text_20_body">Ripple effect es la necesidad de realizar cambios a un módulo no afectado directamente por una modificación. Las ripples se dan por dependencias entre distintos módulos, las cuales pueden ser sintácticas, semánticas, de secuencia, de interfaz, location in runtime (ubicacion en cierto proceso), quality of service, existencia (resoluble mediante stubs) o uso re recursos. </text:p>
      <text:list xml:id="list3354356846" text:style-name="L18">
        <text:list-item>
          <text:p text:style-name="P55">Information hiding: Controla dependencias sintácticas principalmente. </text:p>
        </text:list-item>
        <text:list-item>
          <text:p text:style-name="P55">Mantain existing interfaces: Permite salvar dependencias sintácticas entre dos módulos, aunque no sintácticas; algunos patterns relacionados son soportar múltiples interfaces, usar wrappers o stubs. </text:p>
        </text:list-item>
        <text:list-item>
          <text:p text:style-name="P55">Restrict communication paths: Reduce dependencias entre módulos pues intercambio de datos genera dependencias. </text:p>
        </text:list-item>
        <text:list-item>
          <text:p text:style-name="P55">Use intermediary: Distintos tipos de intermediarios según la dependencia: </text:p>
          <text:list>
            <text:list-item>
              <text:p text:style-name="P55">Sintáctica de Datos: Uso de repositorios, patterns de publish/subscribe, etc. </text:p>
            </text:list-item>
            <text:list-item>
              <text:p text:style-name="P55">Sintáctica de Servicios: Facade, bridge, adaptor, mediator, etc. </text:p>
            </text:list-item>
            <text:list-item>
              <text:p text:style-name="P55">Localización: DNS, proxy, etc. </text:p>
            </text:list-item>
            <text:list-item>
              <text:p text:style-name="P55">Interfaz: Broker entre los componentes que implemente la interfaz. </text:p>
            </text:list-item>
            <text:list-item>
              <text:p text:style-name="P55">Recursos: Uso de un resource manager. </text:p>
            </text:list-item>
            <text:list-item>
              <text:p text:style-name="P20">Existencia: Abstract factory.</text:p>
            </text:list-item>
          </text:list>
        </text:list-item>
      </text:list>
      <text:h text:style-name="Heading_20_3" text:outline-level="3"><text:bookmark text:name="Defer_Binding_Time"/>Defer Binding Time</text:h>
      <text:p text:style-name="Text_20_body">El objetivo de esta categoría de tácticas no es disminuir la cantidad de módulos impactados por un cambio sino reducir los tiempos de deployment de modificaciones y permitir la realización de cambios por nondevelopers o fuera de design time. </text:p>
      <text:list xml:id="list1999747993" text:style-name="L19">
        <text:list-item>
          <text:p text:style-name="P56">Runtime registration </text:p>
        </text:list-item>
        <text:list-item>
          <text:p text:style-name="P56">Config files </text:p>
        </text:list-item>
        <text:list-item>
          <text:p text:style-name="P56">Polymorphism </text:p>
        </text:list-item>
        <text:list-item>
          <text:p text:style-name="P56">Component replacement </text:p>
        </text:list-item>
        <text:list-item>
          <text:p text:style-name="P21"><text:soft-page-break/>Adherence to defined protocols</text:p>
        </text:list-item>
      </text:list>
      <text:h text:style-name="Heading_20_2" text:outline-level="2"><text:bookmark text:name="Performance_2"/>Performance</text:h>
      <text:p text:style-name="Text_20_body">Performance se refiere exclusivamente a optimización de tiempos. Notar que scalability puede incluirse dentro de performance. Los concerns relacionados son: </text:p>
      <text:list xml:id="list1166858380" text:style-name="L20">
        <text:list-item>
          <text:p text:style-name="P57">Response time: Incluye el turnaround (transacción individual compleja) y el responsiveness (en sistemas interactivos, nivel de respuesta individual de cada interacción e impacto sobre usability). </text:p>
        </text:list-item>
        <text:list-item>
          <text:p text:style-name="P57">Throughtput: Cantidad de requerimientos que el sistema puede atender dentro de una ventana de tiempo definida. </text:p>
        </text:list-item>
        <text:list-item>
          <text:p text:style-name="P22">Scalability: Puede considerarse un atributo separado o dentro de performance.</text:p>
        </text:list-item>
      </text:list>
      <text:p text:style-name="Text_20_body">Las tácticas de performance se basan en que el tiempo que pasa entre un pedido y la respuesta se debe o bien a consumo de recursos por parte de ese pedido (sea CPU o IO) o bien a que se encuentre bloqueado a la espera de un recurso o del resultado de otro cálculo. </text:p>
      <text:h text:style-name="Heading_20_3" text:outline-level="3"><text:bookmark text:name="Resource_Demand"/>Resource Demand</text:h>
      <text:p text:style-name="Text_20_body">Atacan la demanda de recursos en sí. Una posibilidad es reducir la cantidad de recursos que requiere cada evento. </text:p>
      <text:list xml:id="list3580978125" text:style-name="L21">
        <text:list-item>
          <text:p text:style-name="P58">Increase computation efficiency: Mejorar los algoritmos reduce la latencia. </text:p>
        </text:list-item>
        <text:list-item>
          <text:p text:style-name="P23">Reduce computational overhead: Cualquier overhead agregado por clases o lógica que no se utiliza daña la performance, aunque favorece generalmente la modificabilidad.</text:p>
        </text:list-item>
      </text:list>
      <text:p text:style-name="Text_20_body">Otro enfoque es simplemente reducir la cantidad de eventos que arriban al sistema. </text:p>
      <text:list xml:id="list1110588095" text:style-name="L22">
        <text:list-item>
          <text:p text:style-name="P59">Manage event rate </text:p>
        </text:list-item>
        <text:list-item>
          <text:p text:style-name="P24">Control frequency sampling</text:p>
        </text:list-item>
      </text:list>
      <text:p text:style-name="Text_20_body">También se puede controlar el uso de recursos. </text:p>
      <text:list xml:id="list832731851" text:style-name="L23">
        <text:list-item>
          <text:p text:style-name="P60">Bound execution times </text:p>
        </text:list-item>
        <text:list-item>
          <text:p text:style-name="P25">Bound queue sizes</text:p>
        </text:list-item>
      </text:list>
      <text:h text:style-name="Heading_20_3" text:outline-level="3"><text:bookmark text:name="Resource_Management"/>Resource Management</text:h>
      <text:list xml:id="list643816394" text:style-name="L24">
        <text:list-item>
          <text:p text:style-name="P61">Introduce concurrency: Procesar los eventos concurrentemente para reducir tiempos de bloqueo. </text:p>
        </text:list-item>
        <text:list-item>
          <text:p text:style-name="P61">Mantain multiple copies: Sea de datos o de cómputos, en otras palabras, caching. </text:p>
        </text:list-item>
        <text:list-item>
          <text:p text:style-name="P26">Increase available resources: Aumentar recursos a cambio de aumentar el costo.</text:p>
        </text:list-item>
      </text:list>
      <text:h text:style-name="Heading_20_3" text:outline-level="3"><text:bookmark text:name="Resource_Arbitration"/>Resource Arbitration</text:h>
      <text:p text:style-name="Text_20_body">La arbitración de recursos se basa en el scheduling utilizado para otorgar recursos a quienes lo soliciten, para lo cual pueden usarse distintos esquemas: </text:p>
      <text:list xml:id="list192349336" text:style-name="L25">
        <text:list-item>
          <text:p text:style-name="P62">FIFO: El primer pedido en pedir un recurso lo recibe, se tratan todos los requests por igual. </text:p>
        </text:list-item>
        <text:list-item>
          <text:p text:style-name="P62"><text:soft-page-break/>Fixed priority: Se asigna una prioridad fija a cada pedido o stream de pedidos. Puede ser por semantic importance, o basado en la longitud de los deadlines o de los períodos. </text:p>
        </text:list-item>
        <text:list-item>
          <text:p text:style-name="P62">Dynamic priority: Puede ser round-robin o earliest deadline first. </text:p>
        </text:list-item>
        <text:list-item>
          <text:p text:style-name="P27">Static: El asignamiento de recursos se determina offline.</text:p>
        </text:list-item>
      </text:list>
      <text:h text:style-name="Heading_20_2" text:outline-level="2"><text:bookmark text:name="Security_2"/>Security</text:h>
      <text:h text:style-name="Heading_20_3" text:outline-level="3"><text:bookmark text:name="Resisting_Attacks"/>Resisting Attacks</text:h>
      <text:list xml:id="list3540460081" text:style-name="L26">
        <text:list-item>
          <text:p text:style-name="P63">Authenticate users: Solicitar algún tipo de autenticación, desde user/pass hasta biometrics. </text:p>
        </text:list-item>
        <text:list-item>
          <text:p text:style-name="P63">Authorize users: Definir los permisos para un usuario ya autenticado; los permisos pueden definirse sobre usuarios o sobre roles. </text:p>
        </text:list-item>
        <text:list-item>
          <text:p text:style-name="P63">Maintain data confidentiality: Proteger datos de ser accedidos por usuarios no autorizados, principalmente via encripción de los datos. </text:p>
        </text:list-item>
        <text:list-item>
          <text:p text:style-name="P63">Maintain integrity: La integridad puede mantenerse enviando info extra, como ser hashes o checksums. </text:p>
        </text:list-item>
        <text:list-item>
          <text:p text:style-name="P63">Limit exposure: Un ataque generalmente permite al intruso obtener toda la data del host; al limitar los servicios a distintos hosts se limita la cantidad de data expuesta ante un solo ataque exitoso. </text:p>
        </text:list-item>
        <text:list-item>
          <text:p text:style-name="P28">Limit access: Uso de firewalls y demilitarized zones para proveer servicios a hosts conocidos y desconocidos.</text:p>
        </text:list-item>
      </text:list>
      <text:h text:style-name="Heading_20_3" text:outline-level="3"><text:bookmark text:name="Detecting_Attacks"/>Detecting Attacks</text:h>
      <text:p text:style-name="Text_20_body">Se logra agregando un sistema de detección de intrusos que analiza patterns de tráfico en la red y los compara contra el histórico. Debe tener acceso a la red, ser configurable y poder guardar los logs de patterns de tráfico. </text:p>
      <text:h text:style-name="Heading_20_3" text:outline-level="3"><text:bookmark text:name="Recovering_from_Attacks"/>Recovering from Attacks</text:h>
      <text:p text:style-name="Text_20_body">Se divide en dos partes. Restoration implica volver a un estado anterior que se sabe seguro previo al ataque. Identification permite saber quién fue el autor del ataque. </text:p>
      <text:h text:style-name="Heading_20_4" text:outline-level="4"><text:bookmark text:name="Restoration"/>Restoration</text:h>
      <text:p text:style-name="Text_20_body">Utiliza tácticas de availability para recuperar un estado válido. Puede ser mediante checkpoints, redundancia, etc. </text:p>
      <text:h text:style-name="Heading_20_4" text:outline-level="4"><text:bookmark text:name="Identification"/>Identification</text:h>
      <text:p text:style-name="Text_20_body">Requiere el uso de un audit trail para guardar quién fue el usuario que realizó cada transacción. Permite, además de seguir a un atacante, la no repudiación y ayuda a la recuperación del sistema junto a las tácticas de availability. </text:p>
      <text:h text:style-name="Heading_20_2" text:outline-level="2"><text:bookmark text:name="Testability_2"/><text:soft-page-break/>Testability</text:h>
      <text:p text:style-name="Text_20_body">Las tácticas de testability se basan en poder detectar faltas tras haber completado un determinado incremento del producto. </text:p>
      <text:h text:style-name="Heading_20_3" text:outline-level="3"><text:bookmark text:name="Managing_IO"/>Managing IO</text:h>
      <text:p text:style-name="Text_20_body">El objetivo de esta categoría es controlar la entrada y la salida de un artefacto a fin de poder testearlo adecuadamente con un harness. </text:p>
      <text:list xml:id="list2545583260" text:style-name="L27">
        <text:list-item>
          <text:p text:style-name="P64">Record/playback: Capturar entrada para poder reproducirla y compararla contra la salida en un test harness. </text:p>
        </text:list-item>
        <text:list-item>
          <text:p text:style-name="P64">Separate interface from implementation: Permite stubbing y mocking. </text:p>
        </text:list-item>
        <text:list-item>
          <text:p text:style-name="P29">Specialize access routes/interfaces: Mantener interfaces especializadas para testing, como ser interfaces que provean metadata acerca del procesamiento.</text:p>
        </text:list-item>
      </text:list>
      <text:h text:style-name="Heading_20_3" text:outline-level="3"><text:bookmark text:name="Internal_Monitoring"/>Internal Monitoring</text:h>
      <text:list xml:id="list1296289577" text:style-name="L28">
        <text:list-item>
          <text:p text:style-name="P30">Built-in monitors: Monitores del estado interno de un determinado componente que registran información que puede accederse a través de una interfaz especializada.</text:p>
        </text:list-item>
      </text:list>
      <text:h text:style-name="Heading_20_2" text:outline-level="2"><text:bookmark text:name="Usability_2"/>Usability</text:h>
      <text:p text:style-name="Text_20_body">Usabilidad se basa en la confianza y facilidad de uso de un usuario con respecto al sistema. </text:p>
      <text:h text:style-name="Heading_20_3" text:outline-level="3"><text:bookmark text:name="Concerns"/>Concerns</text:h>
      <text:list xml:id="list3191623952" text:style-name="L29">
        <text:list-item>
          <text:p text:style-name="P65">Interfaz de usuarios </text:p>
        </text:list-item>
        <text:list-item>
          <text:p text:style-name="P65">Proceso de negocio </text:p>
        </text:list-item>
        <text:list-item>
          <text:p text:style-name="P65">Calidad de información </text:p>
        </text:list-item>
        <text:list-item>
          <text:p text:style-name="P65">Alinear la capacidad del usuario con la interfaz </text:p>
        </text:list-item>
        <text:list-item>
          <text:p text:style-name="P31">Crecimiento de la productividad con el aprendizaje de uso.</text:p>
        </text:list-item>
      </text:list>
      <text:h text:style-name="Heading_20_3" text:outline-level="3"><text:bookmark text:name="Tácticas_2"/><text:bookmark text:name="T.C3.A1cticas_2"/>Tácticas</text:h>
      <text:section text:style-name="Sect1" text:name="Section1">
        <text:p text:style-name="P3"><text:bookmark text:name="mw-content-text"/>Las tácticas pueden separarse entre runtime y design time, según el momento en que sean aplicadas, y están orientadas hacia fines distintos. Las tácticas de runtime se dividen según quién toma la iniciativa en la interacción: el usuario o el sistema. </text:p>
        <text:list xml:id="list3471064823" text:style-name="L30">
          <text:list-item>
            <text:p text:style-name="P40">Separate User Interface: Separar la interfaz de usuario del resto del sistema permite al ingeniero de usabilidad realizar las modificaciones necesarias sin impactar en la funcionalidad en sí. Para esto se usan patrones como MVC. Es de design time. </text:p>
          </text:list-item>
          <text:list-item>
            <text:p text:style-name="P40">Support User Initiative: El sistema debe presentar al usuario las opciones que desee, como ser Cancel, Undo o Aggregate. </text:p>
          </text:list-item>
          <text:list-item>
            <text:p text:style-name="P5">Support System Initiative: Para que el sistema tome la iniciativa, este debe mantener distintos modelos para poder presentar al usuario la información que corresponda. Un User model para saber qué tipo de respuesta éste espera; un System model con la información que se le presenta <text:soft-page-break/>al usuario del estado del sistema; y un Task model con el contexto de la tarea para acotar al usuario las opciones posibles que posee.</text:p>
          </text:list-item>
        </text:list>
      </text:section>
      <text:section text:style-name="Sect2" text:name="Section2">
        <text:p text:style-name="Text_20_body"><text:bookmark text:name="catlinks"/></text:p>
        <text:section text:style-name="Sect2" text:name="Section3">
          <text:p text:style-name="Text_20_body"><text:bookmark text:name="mw-normal-catlinks"/></text:p>
        </text:section>
      </text:section>
      <text:h text:style-name="Heading_20_1" text:outline-level="1"><text:bookmark text:name="Components_and_Connectors"/>Components and Connectors</text:h>
      <text:p text:style-name="Text_20_body">Componentes y conectores da información sobre el sistema en runtime. Da visibilidad de los componentes y sus asignaciones funcionales, así como de los caminos de la información en el sistema. Los conectores entre los componentes son elementos de 1er nivel. Cada componente o conector puede estar instanciado más de una vez en el diagrama. </text:p>
      <text:list xml:id="list1882224896" text:style-name="L31">
        <text:list-item>
          <text:p text:style-name="P66"><text:span text:style-name="T1">Elementos:</text:span> Los elementos son tanto los componentes (unidades de procesamiento, datastores, etc) como los conectores entre ellos. </text:p>
        </text:list-item>
        <text:list-item>
          <text:p text:style-name="P32"><text:span text:style-name="T1">Relaciones:</text:span> La única relación es de attachment, se asocian un puerto de un componente con un rol de un conector.</text:p>
        </text:list-item>
      </text:list>
      <text:p text:style-name="Text_20_body">Todo elemento se corresponde a un tipo en el sistema. Todo componente define su interfaz a través de puertos, que se attachean a roles en los conectores. Notar que los conectores no tienen por qué ser binarios, y generalmente describen una interacción relativamente compleja. </text:p>
      <text:p text:style-name="Text_20_body">Una vista de CnC permite ver los componentes ejecutables y su interacción, el acceso a las fuentes de datos, la replicación de ciertos componentes del sistema, el flujo de datos, los protocolos de interacción, la concurrencia y los cambios en runtime de la estructura del sistema. </text:p>
      <text:h text:style-name="Heading_20_2" text:outline-level="2"><text:bookmark text:name="Client_Server"/>Client Server</text:h>
      <text:p text:style-name="Text_20_body">Cliente-servidor utiliza componentes cliente y servidor, donde el cliente inicia un pedido a un servidor conocido y recibe su respuesta de manera síncrona o asíncrona. Los conectores indican los protocolos sobre los que se realizan los pedidos. </text:p>
      <text:p text:style-name="Text_20_body">Se relaciona con el estilo Layered del module viewtype al identificar una layer con los clientes y la de los servidores con la de los servicios que los clientes consumen. </text:p>
      <text:p text:style-name="Text_20_body">Permite analizar distintos atributos de calidad como ser dependability, security o performance. </text:p>
      <text:h text:style-name="Heading_20_2" text:outline-level="2"><text:bookmark text:name="Shared_Data"/>Shared Data</text:h>
      <text:p text:style-name="Text_20_body">Se basa en el intercambio de datos persistentes. Los componentes son los data stores y los data accessors, y los conectores se basan en lectura y escritura de datos. El datastore tiene que manejar las responsabilidades de acceso concurrente, integridad, tolerancia a fallos, caching, etc. </text:p>
      <text:p text:style-name="Text_20_body">Los data stores pueden ser blackboards (si notifican a los consumidores o knowledge sources del arribo de ciertos datos) o repositories (si no lo hacen, como es el caso de una base de datos). Notar que una DB con triggers es un híbrido. </text:p>
      <text:p text:style-name="Text_20_body"><text:soft-page-break/>En su forma más pura la interacción entre los componentes del sistema se hace solamente a través del datastore; aunque es común que haya mensajes fuera del store entre los distintos procesos. </text:p>
      <text:p text:style-name="Text_20_body">Este style se centra en persistencia de datos y desacoplamiento entre productores y consumidores de datos. Permite análisis de modificabilidad, seguridad, reliability, performance, etc. </text:p>
      <text:h text:style-name="Heading_20_2" text:outline-level="2"><text:bookmark text:name="Pipes_and_Filters"/>Pipes and Filters</text:h>
      <text:p text:style-name="Text_20_body">Estilo orientado a la transformación de datos. Hay un único componente, el filter, encargado de la transformación de datos, con puertos de entrada y de salida. Los filters se conectan únicamente mediante pipes, que no modifican los datos, sino que son conectores unidireccionales que manejan buffering y movimiento de datos entre los filters. </text:p>
      <text:p text:style-name="Text_20_body">Como especializaciones, la estructura puede ser lineal, en cuyo caso se la denomina pipeline, o acíclica. </text:p>
      <text:p text:style-name="Text_20_body">Este style es fuertemente algorítmico y se relaciona de manera directa con la vista de módulos. </text:p>
      <text:h text:style-name="Heading_20_2" text:outline-level="2"><text:bookmark text:name="Publish_Subscribe"/>Publish Subscribe</text:h>
      <text:p text:style-name="Text_20_body">Se basa en la comunicación de eventos. Los componentes son cualquier tipo de objeto pasible de suscribirse a o publicar un evento; mientras que los únicos conectores son de suscripción, encargados de llevar los eventos a los suscriptores. Generalmente se tiene un event bus encargado de esto. </text:p>
      <text:p text:style-name="Text_20_body">Es importante distinguir cómo se hace la suscripción, y si esta puede hacerse dinámicamente. Una especialización de este style es la invocación implícita, en la que cada suscriptor mapea un evento a algún procedure; mientras que otra especialización se basa en el simple ruteo de eventos hacia los componentes y cada componente debe decidir cómo reaccionar ante el evento. </text:p>
      <text:p text:style-name="Text_20_body">Este style permite relacionar muchos componentes, a veces heterogéneos, de manera asíncrona, sin que ellos se conozcan mutuamente. Favorece el desacoplamiento y la registración dinámica en runtime. </text:p>
      <text:h text:style-name="Heading_20_2" text:outline-level="2"><text:bookmark text:name="Peer_to_Peer"/>Peer to Peer</text:h>
      <text:p text:style-name="Text_20_body">Basado en la interacción de peers mediante el intercambio de servicios. Esquema de request/reply similar al de client server pero sin asimetría. Los conectores se corresponden con la invocación de servicios. </text:p>
      <text:p text:style-name="Text_20_body">Se deben especificar las propiedades de los protocolos entre peers y las propiedades orientadas a la performance de los peers. </text:p>
      <text:p text:style-name="Text_20_body">Este style particiona la aplicación por áreas de colaboración y otorga la flexibilidad necesaria para realizar un deployment distribuido del sistema, facilitando la distribución de carga e interoperabilidad. </text:p>
      <text:h text:style-name="Heading_20_2" text:outline-level="2"><text:bookmark text:name="Communicating_Processes"/><text:soft-page-break/>Communicating Processes</text:h>
      <text:p text:style-name="Text_20_body">Permite el análisis de concurrencia de las distintas unidades de procesamiento. Los componentes son threads o procesos, y los conectores son señales para sincronización, intercambio de datos, pasaje de mensajes, control, etc. </text:p>
      <text:p text:style-name="Text_20_body">El objetivo de este style es analizar el paralelismo y concurrencia dentro del sistema. Permite analizar performance y reliability. </text:p>
      <text:p text:style-name="Text_20_body"/>
      <text:h text:style-name="Heading_20_1" text:outline-level="1"><text:bookmark text:name="Modules"/>Modules</text:h>
      <text:p text:style-name="Text_20_body">La vista de módulos ofrece una descomposición del sistema en función de su implementación. La modularización se refiere a la organización del software en tiempo de diseño, no a runtime (como sucedía en CnC). </text:p>
      <text:list xml:id="list2400692885" text:style-name="L32">
        <text:list-item>
          <text:p text:style-name="P67"><text:span text:style-name="T1">Elementos:</text:span> Módulos, unidades de código (clases, layers, etc) que implementan un conjunto de responsabilidades con una interfaz bien definida. Las propiedades de un módulo pueden ser su <text:span text:style-name="T2">nombre', </text:span>responsabilidades<text:span text:style-name="T2">, </text:span>visibilidad <text:span text:style-name="T2">e </text:span>información sobre implementación<text:span text:style-name="T2">.</text:span> </text:p>
        </text:list-item>
        <text:list-item>
          <text:p text:style-name="P33"><text:span text:style-name="T1">Relaciones:</text:span> es-parte-de (composición), depende-de (dependencia), o es-un (generalización).</text:p>
        </text:list-item>
      </text:list>
      <text:p text:style-name="Text_20_body">El module viewtype no sirve para analizar comportamiento de runtime, pues solamente detalla las particiones de las unidades de software. Los usos están relacionados al tiempo de diseño del soft. </text:p>
      <text:list xml:id="list2723355930" text:style-name="L33">
        <text:list-item>
          <text:p text:style-name="P68"><text:span text:style-name="T1">Construcción:</text:span> Permite construir y organizar los fuentes. </text:p>
        </text:list-item>
        <text:list-item>
          <text:p text:style-name="P68"><text:span text:style-name="T1">Análisis:</text:span> Tanto de requerimientos funcionales (cada requerimiento funcional debe ser satisfecho por uno o más módulos) como análisis de impacto (sensibilidad a los cambios). </text:p>
        </text:list-item>
        <text:list-item>
          <text:p text:style-name="P34"><text:span text:style-name="T1">Comunicación:</text:span> Explicar funcionalidades del sistema.</text:p>
        </text:list-item>
      </text:list>
      <text:h text:style-name="Heading_20_2" text:outline-level="2"><text:bookmark text:name="Decomposition"/>Decomposition</text:h>
      <text:p text:style-name="Text_20_body">Se basa en la relación es-parte-de para partir cada módulo o sistema en subsistemas. Los criterios de descomposición pueden ser para lograr determinados <text:span text:style-name="T1">atributos de calidad</text:span> (como modificabilidad), analizar el uso de <text:span text:style-name="T1">módulos third party</text:span> o identificar módulos comunes en una <text:span text:style-name="T1">familia de productos</text:span>. </text:p>
      <text:p text:style-name="Text_20_body">La vista de descomposición ayuda al análisis de impacto de modificabilidad (aunque no muestra dependencias, con lo que no es completa) y a la comunicación del sistema a alguien que no lo conoce. También se mapea bien a la vista de asignación de trabajo. </text:p>
      <text:h text:style-name="Heading_20_2" text:outline-level="2"><text:bookmark text:name="Uses"/>Uses</text:h>
      <text:p text:style-name="Text_20_body">Basado en la especialización de la relación <text:span text:style-name="T2">depende-de</text:span> a <text:span text:style-name="T2">usa</text:span>. Esta dependencia puede no ser directa, se basa en que un módulo requiere el correcto funcionamiento de otro para ser correcto. </text:p>
      <text:p text:style-name="Text_20_body">Permite la planificación de desarrollos incrementales, test plans y análisis de impacto ante posibles cambios. </text:p>
      <text:h text:style-name="Heading_20_2" text:outline-level="2"><text:bookmark text:name="Layered"/><text:soft-page-break/>Layered</text:h>
      <text:p text:style-name="Text_20_body">La vista de capas se basa en que cada elemento es un layer, que agrupa a módulos similares y provee una determinada interfaz (no solamente api, sino también cuestiones no funcionales). Divide al sistema en un conjunto de layers, cada una pudiendo representar incluso una VM. La relación en este caso, depende-de, se especializa a puede-usar. </text:p>
      <text:p text:style-name="Text_20_body">Esta vista permite analizar la modificabilidad y portabilidad del sistema, además de proveer al arquitecto un blueprint inicial del sistema. </text:p>
      <text:h text:style-name="Heading_20_2" text:outline-level="2"><text:bookmark text:name="Generalization"/>Generalization</text:h>
      <text:p text:style-name="Text_20_body">Vista de clases, donde la relación es-un se especializa a herencia, instanciación, implementación, etc. Se usa para diseños orientados a objetos principalmente. </text:p>
      <text:p text:style-name="Text_20_body"/>
      <text:h text:style-name="Heading_20_1" text:outline-level="1"><text:bookmark text:name="Allocation"/>Allocation</text:h>
      <text:p text:style-name="Text_20_body">El allocation viewtype busca mappear la arquitectura a su entorno, sea hardware, implementación o workforce. Las relaciones de este viewtype son de <text:span text:style-name="T2">allocated-to</text:span>. </text:p>
      <text:h text:style-name="Heading_20_2" text:outline-level="2"><text:bookmark text:name="Deployment"/>Deployment</text:h>
      <text:p text:style-name="Text_20_body">El deployment style mapea una vista de CnC a la infraestructura en la que será desplegada. Los elementos son de software y de hardware. Las propiedades relevantes son los recursos de ejecución (CPU, RAM, etc) que provee el hard y los que requiere cada componente de soft. Permite analizar la performance y la confiabilidad del sistema según dónde es desplegado. </text:p>
      <text:p text:style-name="Text_20_body">A las relaciones de <text:span text:style-name="T2">allocated-to</text:span> se agregan <text:span text:style-name="T2">migrates-to</text:span>, que indica que un elemento de soft en un procesador puede migrar a otro procesador; <text:span text:style-name="T2">copy-migrates-to</text:span>, donde el proceso es copiado en lugar de movido; y <text:span text:style-name="T2">execution-migrates-to</text:span>, donde hay múltiples copias de un proceso en distintos procesadores, pero solamente una activa. </text:p>
      <text:h text:style-name="Heading_20_2" text:outline-level="2"><text:bookmark text:name="Implementation"/>Implementation</text:h>
      <text:p text:style-name="Text_20_body">Vincula una vista de modules con configuration management. En su forma más simple, se refiere a la estructura de archivos usada para soportar los fuentes del proyecto. </text:p>
      <text:h text:style-name="Heading_20_2" text:outline-level="2"><text:bookmark text:name="Work_Assignment"/>Work Assignment</text:h>
      <text:p text:style-name="P35">Vincula módulos con equipos de trabajo. Las propiedades relevantes son para los elementos de soft, los conocimientos necesarios para implementarlos, y para los equipos, los conocimientos que poseen. </text:p>
      <text:p text:style-name="P35"/>
      <text:p text:style-name="P36"><text:bookmark text:name="Conceptos"/><text:soft-page-break/>Conceptos</text:p>
      <text:p text:style-name="Text_20_body">Un riesgo es un problema que todavía no ocurrió, un problema es un riesgo que se manifestó. Los riesgos se miden por su probabilidad e impacto en el proyecto. </text:p>
      <text:p text:style-name="Text_20_body">Para los principales riesgos se suelen desarrollar planes de mitigación (para reducir su probabilidad o impacto) y de contingencia (para ejecutar en caso de que un riesgo se manifieste). Por eso se puede decir que elaborar un plan de contingencia es una medida de mitigación pues reduce el impacto. </text:p>
      <text:h text:style-name="Heading_20_2" text:outline-level="2"><text:bookmark text:name="Etapas"/>Etapas</text:h>
      <text:h text:style-name="Heading_20_3" text:outline-level="3"><text:bookmark text:name="Identificación"/><text:bookmark text:name="Identificaci.C3.B3n"/>Identificación</text:h>
      <text:p text:style-name="Text_20_body">En la primera etapa se busca identificar los principales riesgos, documentarlos de manera apropiada y la información de contexto requerida. Para descubrirse pueden usarse cuestionarios de identificación taxonómica (provistos por el SEI), brainstorms, reportes, listas de riesgos comunes, etc. </text:p>
      <text:p text:style-name="Text_20_body">La documentación suele hacerse usando la representación de Gluch: <text:span text:style-name="T2">dado que [condición] entonces posiblemente [consecuencia]</text:span>. La condición es la fuente del riesgo, como ser falta de experiencia en una tecnología, y en la consecuencia el problema, como ser atraso en el proyecto. </text:p>
      <text:h text:style-name="Heading_20_3" text:outline-level="3"><text:bookmark text:name="Análisis"/><text:bookmark text:name="An.C3.A1lisis"/>Análisis</text:h>
      <text:p text:style-name="Text_20_body">Los riesgos se clasifican según impacto o severidad y probabilidad, en tres categorías (high, medium, low). Opcionalmente también se clasifcan según tiempo (inmediato, corto plazo, mediano plazo). </text:p>
      <text:p text:style-name="Text_20_body">A partir de la clasificación y de votaciones se pueden definir prioridades para los riesgos y se toman los 5 o 10 de mayor exposición. </text:p>
      <text:h text:style-name="Heading_20_3" text:outline-level="3"><text:bookmark text:name="Planificación1"/><text:bookmark text:name="Planificaci.C3.B3n1"/>Planificación</text:h>
      <text:p text:style-name="Text_20_body">Se determinan áreas de mitigación para agrupar riesgos similares y atacar varios riesgos con un mismo plan. Se define un plan, una lista de acciones, y los mecanismos de tracking para cada riesgo (objetivo-pregunta-medición). </text:p>
      <text:p text:style-name="Text_20_body">Para cada riesgo, entonces, se define una pregunta para analizar su status, se mide la respuesta y se la compara contra un umbral que determina el estado del riesgo. Asociado a este umbral pueden definirse los planes de contingencia. </text:p>
      <text:h text:style-name="Heading_20_3" text:outline-level="3"><text:bookmark text:name="Seguimiento"/>Seguimiento</text:h>
      <text:p text:style-name="Text_20_body">Para el seguimiento se utilizan reportes de estado para todos los planes y riesgos identificados. Además se debe repetir el proceso de identificación por si surgen nuevos riesgos. </text:p>
      <text:p text:style-name="Text_20_body">Pueden usarse charts de semáforos para indicar el estado de cada riesgo. Verde indica que el plan de mitigación marcha bien y no se requieren acciones de management. Amarillo indica que el plan no marcha como esperado pero aún no son necesarias acciones. Y rojo requiere intervención de management. </text:p>
      <text:p text:style-name="Text_20_body"><text:soft-page-break/>Otra posibilidad es usar gráficos temporales de métricas para determinar la evolución de una condición para la métrica de un riesgo en función de su threshold. </text:p>
      <text:h text:style-name="Heading_20_3" text:outline-level="3"><text:bookmark text:name="Control"/>Control</text:h>
      <text:p text:style-name="Text_20_body">Se analizan las tendencias, desviaciones y anomalías; se decide qué acción realizar sobre cada riesgo y se ejecutan las acciones tomadas. Luego de la etapa de control se reentra en una nueva identificación. </text:p>
      <text:h text:style-name="Heading_20_3" text:outline-level="3"><text:bookmark text:name="Comunicación"/><text:bookmark text:name="Comunicaci.C3.B3n"/>Comunicación</text:h>
      <text:p text:style-name="Text_20_body">Fuera del ciclo de tareas, la comunicación está presente en todo el ciclo. Es necesario comunicar a todos los afectados de los riesgos de mayor importanci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Unifont" style:font-family-complex="Unifont"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Unifont" style:font-family-complex="Unifont"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Unifont" style:font-family-complex="Unifont"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Unifont" style:font-family-complex="Unifont"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6T19:26:51.026179650</meta:creation-date>
    <dc:date>2020-07-06T19:31:27.329785522</dc:date>
    <meta:editing-duration>PT4M37S</meta:editing-duration>
    <meta:editing-cycles>1</meta:editing-cycles>
    <meta:document-statistic meta:table-count="0" meta:image-count="0" meta:object-count="0" meta:page-count="20" meta:paragraph-count="349" meta:word-count="6655" meta:character-count="43629" meta:non-whitespace-character-count="37235"/>
    <meta:generator>LibreOffice/6.4.5.2$Linux_X86_64 LibreOffice_project/40$Build-2</meta:generator>
  </office:meta>
</office:document-meta>
</file>